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weight="bold" officeooo:rsid="000adb5f" officeooo:paragraph-rsid="000adb5f" style:font-weight-asian="bold" style:font-weight-complex="bold"/>
    </style:style>
    <style:style style:name="P2" style:family="paragraph" style:parent-style-name="Standard">
      <style:paragraph-properties fo:text-align="center" style:justify-single-word="false"/>
      <style:text-properties style:font-name="Courier 10 Pitch" fo:font-weight="bold" officeooo:rsid="000adb5f" officeooo:paragraph-rsid="000adb5f" style:font-weight-asian="bold" style:font-weight-complex="bold"/>
    </style:style>
    <style:style style:name="P3" style:family="paragraph" style:parent-style-name="Standard">
      <style:text-properties style:font-name="Courier 10 Pitch" fo:font-size="24pt" fo:font-weight="bold" officeooo:rsid="000adb5f" officeooo:paragraph-rsid="000adb5f"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Courier 10 Pitch" fo:font-size="24pt" fo:font-weight="bold" officeooo:rsid="000adb5f" officeooo:paragraph-rsid="000adb5f"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Courier 10 Pitch" fo:font-size="20pt" fo:font-weight="bold" officeooo:rsid="000adb5f" officeooo:paragraph-rsid="000adb5f" style:font-size-asian="20pt" style:font-weight-asian="bold" style:font-size-complex="20pt" style:font-weight-complex="bold"/>
    </style:style>
    <style:style style:name="P6" style:family="paragraph" style:parent-style-name="Standard">
      <style:text-properties style:font-name="Courier 10 Pitch" fo:font-size="11pt" officeooo:rsid="000adb5f" officeooo:paragraph-rsid="000adb5f" style:font-size-asian="11pt" style:font-size-complex="11pt"/>
    </style:style>
    <style:style style:name="P7" style:family="paragraph" style:parent-style-name="Standard">
      <style:text-properties style:font-name="Courier 10 Pitch" fo:font-size="11pt" officeooo:rsid="000af38c" officeooo:paragraph-rsid="000af38c" style:font-size-asian="11pt" style:font-size-complex="11pt"/>
    </style:style>
    <style:style style:name="P8" style:family="paragraph" style:parent-style-name="Standard">
      <style:text-properties style:font-name="Courier 10 Pitch" fo:font-size="11pt" style:text-underline-style="solid" style:text-underline-width="auto" style:text-underline-color="font-color" officeooo:rsid="000adb5f" officeooo:paragraph-rsid="000adb5f" style:font-size-asian="11pt" style:font-size-complex="11pt"/>
    </style:style>
    <style:style style:name="P9" style:family="paragraph" style:parent-style-name="Standard">
      <style:text-properties style:font-name="Courier 10 Pitch" fo:font-size="11pt" fo:font-style="italic" officeooo:rsid="000adb5f" officeooo:paragraph-rsid="000adb5f" style:font-size-asian="11pt" style:font-style-asian="italic" style:font-size-complex="11pt" style:font-style-complex="italic"/>
    </style:style>
    <style:style style:name="P10" style:family="paragraph" style:parent-style-name="Standard">
      <style:paragraph-properties fo:break-before="page"/>
      <style:text-properties style:font-name="Courier 10 Pitch" fo:font-size="11pt" fo:font-weight="bold" officeooo:rsid="000adb5f" officeooo:paragraph-rsid="000adb5f" style:font-size-asian="11pt" style:font-weight-asian="bold" style:font-size-complex="11pt" style:font-weight-complex="bold"/>
    </style:style>
    <style:style style:name="P11" style:family="paragraph" style:parent-style-name="Standard">
      <style:text-properties style:font-name="Courier 10 Pitch" fo:font-size="11pt" fo:font-style="italic" officeooo:rsid="000adb5f" officeooo:paragraph-rsid="000adb5f" style:font-size-asian="11pt" style:font-style-asian="italic" style:font-size-complex="11pt" style:font-style-complex="italic"/>
    </style:style>
    <style:style style:name="P12" style:family="paragraph" style:parent-style-name="Standard">
      <style:text-properties style:font-name="Courier 10 Pitch" fo:font-size="11pt" fo:font-style="italic" officeooo:rsid="000c0e73" officeooo:paragraph-rsid="000c0e73" style:font-size-asian="11pt" style:font-style-asian="italic" style:font-size-complex="11pt" style:font-style-complex="italic"/>
    </style:style>
    <style:style style:name="P13" style:family="paragraph" style:parent-style-name="Standard">
      <style:text-properties style:font-name="Courier 10 Pitch" fo:font-size="11pt" fo:font-style="normal" officeooo:rsid="000c0e73" officeooo:paragraph-rsid="000c0e73" style:font-size-asian="11pt" style:font-style-asian="normal" style:font-size-complex="11pt" style:font-style-complex="normal"/>
    </style:style>
    <style:style style:name="P14" style:family="paragraph" style:parent-style-name="Standard">
      <style:paragraph-properties fo:text-align="center" style:justify-single-word="false"/>
      <style:text-properties style:font-name="Courier 10 Pitch" fo:font-size="11pt" fo:font-style="normal" officeooo:rsid="000c0e73" officeooo:paragraph-rsid="000c0e73" style:font-size-asian="11pt" style:font-style-asian="normal" style:font-size-complex="11pt" style:font-style-complex="normal"/>
    </style:style>
    <style:style style:name="P15" style:family="paragraph" style:parent-style-name="Standard">
      <style:text-properties style:font-name="Courier 10 Pitch" fo:font-size="11pt" fo:font-style="normal" fo:font-weight="bold" officeooo:rsid="000c0e73" officeooo:paragraph-rsid="000c0e73" style:font-size-asian="11pt" style:font-style-asian="normal" style:font-weight-asian="bold" style:font-size-complex="11pt" style:font-style-complex="normal" style:font-weight-complex="bold"/>
    </style:style>
    <style:style style:name="P16" style:family="paragraph" style:parent-style-name="Standard">
      <style:paragraph-properties fo:text-align="justify" style:justify-single-word="false"/>
      <style:text-properties officeooo:paragraph-rsid="000c0e73"/>
    </style:style>
    <style:style style:name="P17" style:family="paragraph" style:parent-style-name="Standard">
      <style:paragraph-properties fo:text-align="justify" style:justify-single-word="false"/>
      <style:text-properties officeooo:paragraph-rsid="000dc95b"/>
    </style:style>
    <style:style style:name="P18" style:family="paragraph" style:parent-style-name="Standard">
      <style:paragraph-properties fo:text-align="justify" style:justify-single-word="false"/>
      <style:text-properties fo:font-weight="normal" officeooo:paragraph-rsid="000c0e73" style:font-weight-asian="normal" style:font-weight-complex="normal"/>
    </style:style>
    <style:style style:name="P19" style:family="paragraph" style:parent-style-name="Standard">
      <style:paragraph-properties fo:text-align="justify" style:justify-single-word="false"/>
      <style:text-properties fo:font-weight="normal" officeooo:rsid="000c0e73" officeooo:paragraph-rsid="000c0e73" style:font-weight-asian="normal" style:font-weight-complex="normal"/>
    </style:style>
    <style:style style:name="P20" style:family="paragraph" style:parent-style-name="Standard">
      <style:paragraph-properties fo:text-align="justify" style:justify-single-word="false"/>
      <style:text-properties fo:font-weight="normal" officeooo:rsid="000dc95b" officeooo:paragraph-rsid="000dc95b" style:font-weight-asian="normal" style:font-weight-complex="normal"/>
    </style:style>
    <style:style style:name="P21" style:family="paragraph" style:parent-style-name="Standard">
      <style:paragraph-properties fo:text-align="justify" style:justify-single-word="false"/>
      <style:text-properties style:font-name="Courier 10 Pitch" fo:font-weight="bold" officeooo:paragraph-rsid="000dc95b" style:font-weight-asian="bold" style:font-weight-complex="bold"/>
    </style:style>
    <style:style style:name="P22" style:family="paragraph" style:parent-style-name="Standard">
      <style:paragraph-properties fo:text-align="justify" style:justify-single-word="false"/>
      <style:text-properties style:font-name="Courier 10 Pitch" fo:font-weight="normal" officeooo:rsid="000dc95b" officeooo:paragraph-rsid="000dc95b" style:font-weight-asian="normal" style:font-weight-complex="normal"/>
    </style:style>
    <style:style style:name="P23" style:family="paragraph" style:parent-style-name="Standard">
      <style:paragraph-properties fo:break-before="page"/>
      <style:text-properties style:font-name="Courier 10 Pitch" fo:font-size="11pt" fo:font-style="normal" officeooo:rsid="000c0e73" officeooo:paragraph-rsid="000c0e73" style:font-size-asian="11pt" style:font-style-asian="normal" style:font-size-complex="11pt" style:font-style-complex="normal"/>
    </style:style>
    <style:style style:name="P24" style:family="paragraph" style:parent-style-name="Standard">
      <style:paragraph-properties fo:break-before="page"/>
      <style:text-properties style:font-name="Courier 10 Pitch" fo:font-size="11pt" fo:font-style="normal" fo:font-weight="bold" officeooo:rsid="000c0e73" officeooo:paragraph-rsid="000c0e73" style:font-size-asian="11pt" style:font-style-asian="normal" style:font-weight-asian="bold" style:font-size-complex="11pt" style:font-style-complex="normal" style:font-weight-complex="bold"/>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10 Pitch" fo:font-size="11pt" fo:font-style="normal" fo:font-weight="bold" officeooo:rsid="000c0e73" style:font-size-asian="11pt" style:font-style-asian="normal" style:font-weight-asian="bold" style:font-size-complex="11pt" style:font-style-complex="normal" style:font-weight-complex="bold"/>
    </style:style>
    <style:style style:name="T5" style:family="text">
      <style:text-properties style:font-name="Courier 10 Pitch" fo:font-size="11pt" style:font-size-asian="11pt" style:font-size-complex="11pt"/>
    </style:style>
    <style:style style:name="T6" style:family="text">
      <style:text-properties style:font-name="Courier 10 Pitch" fo:font-size="11pt" fo:font-weight="bold" style:font-size-asian="11pt" style:font-weight-asian="bold" style:font-size-complex="11pt" style:font-weight-complex="bold"/>
    </style:style>
    <style:style style:name="T7" style:family="text">
      <style:text-properties style:font-name="Courier 10 Pitch" fo:font-size="11pt" fo:font-weight="bold" officeooo:rsid="000c0e73" style:font-size-asian="11pt" style:font-weight-asian="bold" style:font-size-complex="11pt" style:font-weight-complex="bold"/>
    </style:style>
    <style:style style:name="T8" style:family="text">
      <style:text-properties fo:font-size="11pt" style:font-size-asian="11pt" style:font-size-complex="11pt"/>
    </style:style>
    <style:style style:name="T9" style:family="text">
      <style:text-properties fo:font-size="11pt" officeooo:rsid="000dc95b" style:font-size-asian="11pt" style:font-size-complex="11pt"/>
    </style:style>
    <style:style style:name="T10" style:family="text">
      <style:text-properties officeooo:rsid="000e22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3"/>
      <text:p text:style-name="P4">Sistemas Operativos</text:p>
      <text:p text:style-name="P4"/>
      <text:p text:style-name="P4">Mendez-Simó</text:p>
      <text:p text:style-name="P4"/>
      <text:p text:style-name="P4"/>
      <text:p text:style-name="P4">Lab Shell</text:p>
      <text:p text:style-name="P4"/>
      <text:p text:style-name="P4">Entrega Parte <text:span text:style-name="T10">1 y 2</text:span></text:p>
      <text:p text:style-name="P2"/>
      <text:p text:style-name="P5"/>
      <text:p text:style-name="P4">2<text:span text:style-name="T10">7</text:span>/04</text:p>
      <text:p text:style-name="P4"/>
      <text:p text:style-name="P4"/>
      <text:p text:style-name="P4">Hernán Tain</text:p>
      <text:p text:style-name="P10">exec.c</text:p>
      <text:p text:style-name="P6"/>
      <text:p text:style-name="P7">void exec_cmd(struct cmd* cmd) {</text:p>
      <text:p text:style-name="P7"/>
      <text:p text:style-name="P7"><text:tab/>struct execcmd* c;</text:p>
      <text:p text:style-name="P7"><text:tab/>switch (cmd-&gt;type) {</text:p>
      <text:p text:style-name="P7"/>
      <text:p text:style-name="P7"><text:tab/><text:tab/>case EXEC:</text:p>
      <text:p text:style-name="P7"><text:tab/><text:tab/><text:tab/>c = (struct execcmd*) cmd;</text:p>
      <text:p text:style-name="P7"><text:tab/><text:tab/><text:tab/>if((execvp(c-&gt;argv[0], c-&gt;argv)) &lt; 0)</text:p>
      <text:p text:style-name="P7"><text:tab/><text:tab/><text:tab/><text:tab/><text:span text:style-name="T1">_exit</text:span>(-1);</text:p>
      <text:p text:style-name="P7"><text:tab/><text:tab/><text:tab/>break;</text:p>
      <text:p text:style-name="P7"/>
      <text:p text:style-name="P7"><text:tab/><text:tab/>case BACK: {</text:p>
      <text:p text:style-name="P7"><text:tab/><text:tab/><text:tab/>// runs a command in background</text:p>
      <text:p text:style-name="P7"><text:tab/><text:tab/><text:tab/>//</text:p>
      <text:p text:style-name="P7"><text:tab/><text:tab/><text:tab/>// Your code here</text:p>
      <text:p text:style-name="P7"><text:tab/><text:tab/><text:tab/>printf("Background process are not yet implemented\n");</text:p>
      <text:p text:style-name="P7"><text:tab/><text:tab/><text:tab/>_exit(-1);</text:p>
      <text:p text:style-name="P7"><text:tab/><text:tab/><text:tab/>break;</text:p>
      <text:p text:style-name="P7"><text:tab/><text:tab/>}</text:p>
      <text:p text:style-name="P7"/>
      <text:p text:style-name="P7"><text:tab/><text:tab/>case REDIR: {</text:p>
      <text:p text:style-name="P7"><text:tab/><text:tab/><text:tab/>// changes the input/output/stderr flow</text:p>
      <text:p text:style-name="P7"><text:tab/><text:tab/><text:tab/>//</text:p>
      <text:p text:style-name="P7"><text:tab/><text:tab/><text:tab/>// Your code here</text:p>
      <text:p text:style-name="P7"><text:tab/><text:tab/><text:tab/>printf("Redirections are not yet implemented\n");</text:p>
      <text:p text:style-name="P7"><text:tab/><text:tab/><text:tab/>_exit(-1);</text:p>
      <text:p text:style-name="P7"><text:tab/><text:tab/><text:tab/>break;</text:p>
      <text:p text:style-name="P7"><text:tab/><text:tab/>}</text:p>
      <text:p text:style-name="P7"><text:tab/><text:tab/></text:p>
      <text:p text:style-name="P7"><text:tab/><text:tab/>case PIPE: {</text:p>
      <text:p text:style-name="P7"><text:tab/><text:tab/><text:tab/>// pipes two commands</text:p>
      <text:p text:style-name="P7"><text:tab/><text:tab/><text:tab/>//</text:p>
      <text:p text:style-name="P7"><text:tab/><text:tab/><text:tab/>// Your code here</text:p>
      <text:p text:style-name="P7"><text:tab/><text:tab/><text:tab/>printf("Pipes are not yet implemented\n");</text:p>
      <text:p text:style-name="P7"><text:tab/><text:tab/><text:tab/><text:tab/></text:p>
      <text:p text:style-name="P7"><text:tab/><text:tab/><text:tab/>// free the memory allocated</text:p>
      <text:p text:style-name="P7"><text:tab/><text:tab/><text:tab/>// for the pipe tree structure</text:p>
      <text:p text:style-name="P7"><text:tab/><text:tab/><text:tab/>free_command(parsed_pipe);</text:p>
      <text:p text:style-name="P7"/>
      <text:p text:style-name="P7"><text:tab/><text:tab/><text:tab/>break;</text:p>
      <text:p text:style-name="P7"><text:tab/><text:tab/>}</text:p>
      <text:p text:style-name="P7"><text:tab/>}</text:p>
      <text:p text:style-name="P7">}</text:p>
      <text:p text:style-name="P10">parsing.c</text:p>
      <text:p text:style-name="P8"/>
      <text:p text:style-name="P9">static char* expand_environ_var(char* arg) {</text:p>
      <text:p text:style-name="P9"/>
      <text:p text:style-name="P9"><text:tab/>if (arg[0] == '$')</text:p>
      <text:p text:style-name="P9"><text:tab/><text:tab/>return strcpy(arg,getenv(arg+1));;</text:p>
      <text:p text:style-name="P9"/>
      <text:p text:style-name="P9"><text:tab/>return arg;</text:p>
      <text:p text:style-name="P9">}</text:p>
      <text:p text:style-name="P9"/>
      <text:p text:style-name="P9"/>
      <text:p text:style-name="P9"/>
      <text:p text:style-name="P9"/>
      <text:p text:style-name="P9"/>
      <text:p text:style-name="P9"/>
      <text:p text:style-name="P9"/>
      <text:p text:style-name="P9"/>
      <text:p text:style-name="P12">FIN PRIMERA PARTE</text:p>
      <text:p text:style-name="P24">Parte 2</text:p>
      <text:p text:style-name="P13"/>
      <text:p text:style-name="P15">builtin.c</text:p>
      <text:p text:style-name="P13"/>
      <text:p text:style-name="P13">#include "builtin.h"</text:p>
      <text:p text:style-name="P13"/>
      <text:p text:style-name="P13">// returns true if the 'exit' call</text:p>
      <text:p text:style-name="P13">// should be performed</text:p>
      <text:p text:style-name="P13">int exit_shell(char* cmd) {</text:p>
      <text:p text:style-name="P13"/>
      <text:p text:style-name="P13"><text:tab/>if (strcmp(cmd,"exit") == 0)</text:p>
      <text:p text:style-name="P13"><text:tab/><text:tab/>return true;</text:p>
      <text:p text:style-name="P13"/>
      <text:p text:style-name="P13"><text:tab/>return 0;</text:p>
      <text:p text:style-name="P13">}</text:p>
      <text:p text:style-name="P13"/>
      <text:p text:style-name="P13">// returns true if "chdir" was performed</text:p>
      <text:p text:style-name="P13">// this means that if 'cmd' contains:</text:p>
      <text:p text:style-name="P13">// <text:tab/>$ cd directory (change to 'directory')</text:p>
      <text:p text:style-name="P13">// <text:tab/>$ cd (change to HOME)</text:p>
      <text:p text:style-name="P13">// it has to be executed and then return true</text:p>
      <text:p text:style-name="P13">int cd(char* cmd) {</text:p>
      <text:p text:style-name="P13"><text:tab/></text:p>
      <text:p text:style-name="P13"><text:tab/>if(strlen(cmd) == 2){</text:p>
      <text:p text:style-name="P13"><text:tab/><text:tab/>if(strcmp(cmd,"cd") == 0){</text:p>
      <text:p text:style-name="P13"><text:tab/><text:tab/><text:tab/>int ret = chdir(getenv("HOME"));</text:p>
      <text:p text:style-name="P13"><text:tab/><text:tab/><text:tab/>if (ret == 0) return true;</text:p>
      <text:p text:style-name="P13"><text:tab/><text:tab/><text:tab/>else return 0;</text:p>
      <text:p text:style-name="P13"><text:tab/><text:tab/>}</text:p>
      <text:p text:style-name="P13"><text:tab/><text:tab/>else return 0;</text:p>
      <text:p text:style-name="P13"><text:tab/>}</text:p>
      <text:p text:style-name="P13"/>
      <text:p text:style-name="P13"/>
      <text:p text:style-name="P13"><text:tab/>if((cmd[0] == 'c') &amp;&amp; (cmd[1] == 'd')){</text:p>
      <text:p text:style-name="P13"><text:tab/><text:tab/>char* splited = split_line(cmd,' ');</text:p>
      <text:p text:style-name="P13"><text:tab/><text:tab/>if (chdir(splited) == 0) return true;</text:p>
      <text:p text:style-name="P13"><text:tab/><text:tab/>return 0;</text:p>
      <text:p text:style-name="P13"><text:tab/>}</text:p>
      <text:p text:style-name="P13"/>
      <text:p text:style-name="P13"><text:tab/>return 0;</text:p>
      <text:p text:style-name="P13">}</text:p>
      <text:p text:style-name="P13"/>
      <text:p text:style-name="P13">// returns true if 'pwd' was invoked</text:p>
      <text:p text:style-name="P13">// in the command line</text:p>
      <text:p text:style-name="P13">int pwd(char* cmd) {</text:p>
      <text:p text:style-name="P13"/>
      <text:p text:style-name="P13"><text:tab/>if (strcmp(cmd,"pwd") == 0){</text:p>
      <text:p text:style-name="P13"><text:tab/><text:tab/>printf("%s\n",get_current_dir_name());</text:p>
      <text:p text:style-name="P13"><text:tab/><text:tab/>return true;</text:p>
      <text:p text:style-name="P13"><text:tab/>}</text:p>
      <text:p text:style-name="P13"><text:tab/>return 0;</text:p>
      <text:p text:style-name="P13">}</text:p>
      <text:p text:style-name="P24">exec.c <text:span text:style-name="T2">(solo set_environ_vars y exec_cmd fueron modificados)</text:span></text:p>
      <text:p text:style-name="P13"/>
      <text:p text:style-name="P13">#include "exec.h"</text:p>
      <text:p text:style-name="P13"/>
      <text:p text:style-name="P13">static void set_environ_vars(char** eargv, int eargc) {</text:p>
      <text:p text:style-name="P13"/>
      <text:p text:style-name="P13"><text:tab/>if (eargc == 0)</text:p>
      <text:p text:style-name="P13"><text:tab/><text:tab/>return;<text:tab/></text:p>
      <text:p text:style-name="P13"/>
      <text:p text:style-name="P13"><text:tab/>int idx,status;</text:p>
      <text:p text:style-name="P13"><text:tab/>for(int i = 0; i &lt; eargc; i++){</text:p>
      <text:p text:style-name="P13"><text:tab/><text:tab/>idx = block_contains( eargv[i],'=' );</text:p>
      <text:p text:style-name="P13"><text:tab/><text:tab/>char* key = malloc( sizeof(char) * ( idx + 1 ));</text:p>
      <text:p text:style-name="P13"><text:tab/><text:tab/>get_environ_key( eargv[i], key );</text:p>
      <text:p text:style-name="P13"><text:tab/><text:tab/>char* value = split_line( eargv[i], '=' );</text:p>
      <text:p text:style-name="P13"><text:tab/><text:tab/></text:p>
      <text:p text:style-name="P13"><text:tab/><text:tab/>status = setenv( key, value, 1 );</text:p>
      <text:p text:style-name="P13"><text:tab/><text:tab/></text:p>
      <text:p text:style-name="P13"><text:tab/><text:tab/>free(key);</text:p>
      <text:p text:style-name="P13"><text:tab/>}</text:p>
      <text:p text:style-name="P13">}</text:p>
      <text:p text:style-name="P13"/>
      <text:p text:style-name="P13">// executes a command - does not return</text:p>
      <text:p text:style-name="P13">//</text:p>
      <text:p text:style-name="P13">// Hint:</text:p>
      <text:p text:style-name="P13">// - check how the 'cmd' structs are defined</text:p>
      <text:p text:style-name="P13">// <text:tab/>in types.h</text:p>
      <text:p text:style-name="P13">void exec_cmd(struct cmd* cmd) {</text:p>
      <text:p text:style-name="P13"/>
      <text:p text:style-name="P13"><text:tab/>int fd_in,fd_out,fd_err;</text:p>
      <text:p text:style-name="P13"><text:tab/>struct backcmd* b;</text:p>
      <text:p text:style-name="P13"><text:tab/>struct execcmd* c,*r;</text:p>
      <text:p text:style-name="P13"><text:tab/>switch (cmd-&gt;type) {</text:p>
      <text:p text:style-name="P13"/>
      <text:p text:style-name="P13"><text:tab/><text:tab/>case EXEC: {</text:p>
      <text:p text:style-name="P13"><text:tab/><text:tab/><text:tab/>c = (struct execcmd*) cmd;</text:p>
      <text:p text:style-name="P13"><text:tab/><text:tab/><text:tab/></text:p>
      <text:p text:style-name="P13"><text:tab/><text:tab/><text:tab/>set_environ_vars(c-&gt;eargv,c-&gt;eargc);</text:p>
      <text:p text:style-name="P13"><text:tab/><text:tab/><text:tab/>if(c-&gt;argc == 0)</text:p>
      <text:p text:style-name="P13"><text:tab/><text:tab/><text:tab/><text:tab/>break;</text:p>
      <text:p text:style-name="P13"/>
      <text:p text:style-name="P13"><text:tab/><text:tab/><text:tab/>if((execvp(c-&gt;argv[0], c-&gt;argv)) &lt; 0)</text:p>
      <text:p text:style-name="P13"><text:tab/><text:tab/><text:tab/><text:tab/>_exit(-1);</text:p>
      <text:p text:style-name="P13"/>
      <text:p text:style-name="P13"><text:tab/><text:tab/><text:tab/>break;</text:p>
      <text:p text:style-name="P13"><text:tab/><text:tab/>}</text:p>
      <text:p text:style-name="P13"/>
      <text:p text:style-name="P13"><text:tab/><text:tab/>case BACK: {</text:p>
      <text:p text:style-name="P13"><text:tab/><text:tab/><text:tab/>b = (struct backcmd* ) cmd;</text:p>
      <text:p text:style-name="P13"><text:tab/><text:tab/><text:tab/>exec_cmd(b-&gt;c);</text:p>
      <text:p text:style-name="P13"><text:tab/><text:tab/><text:tab/>_exit(-1);</text:p>
      <text:p text:style-name="P13"><text:tab/><text:tab/><text:tab/>break;</text:p>
      <text:p text:style-name="P13"><text:tab/><text:tab/>}</text:p>
      <text:p text:style-name="P13"/>
      <text:p text:style-name="P13"><text:tab/><text:tab/>case REDIR: {</text:p>
      <text:p text:style-name="P13"><text:soft-page-break/><text:tab/><text:tab/><text:tab/></text:p>
      <text:p text:style-name="P13"><text:tab/><text:tab/><text:tab/>r = (struct execcmd*) cmd;</text:p>
      <text:p text:style-name="P13"><text:tab/><text:tab/><text:tab/></text:p>
      <text:p text:style-name="P13"><text:tab/><text:tab/><text:tab/>if((fd_out = open_redir_fd(r-&gt;out_file)) &gt; 0)</text:p>
      <text:p text:style-name="P13"><text:tab/><text:tab/><text:tab/><text:tab/>dup2(fd_out, 1);</text:p>
      <text:p text:style-name="P13"/>
      <text:p text:style-name="P13"><text:tab/><text:tab/><text:tab/>if((fd_in = open_redir_fd(r-&gt;in_file)) &gt; 0)</text:p>
      <text:p text:style-name="P13"><text:tab/><text:tab/><text:tab/><text:tab/>dup2(fd_in, 0);</text:p>
      <text:p text:style-name="P13"><text:tab/><text:tab/><text:tab/></text:p>
      <text:p text:style-name="P13"><text:tab/><text:tab/><text:tab/>if((fd_err = open_redir_fd(r-&gt;err_file)) &gt; 0)</text:p>
      <text:p text:style-name="P13"><text:tab/><text:tab/><text:tab/><text:tab/>dup2(fd_err, 2);</text:p>
      <text:p text:style-name="P13"/>
      <text:p text:style-name="P13"><text:tab/><text:tab/><text:tab/>if ((fd_out &lt; 0) &amp;&amp; (fd_in &lt; 0) &amp;&amp; (fd_err &lt; 0))</text:p>
      <text:p text:style-name="P13"><text:tab/><text:tab/><text:tab/><text:tab/>_exit(-1);</text:p>
      <text:p text:style-name="P13"/>
      <text:p text:style-name="P13"><text:tab/><text:tab/><text:tab/>execvp(r-&gt;argv[0],r-&gt;argv);<text:tab/><text:tab/><text:tab/></text:p>
      <text:p text:style-name="P13"><text:tab/><text:tab/><text:tab/>break;</text:p>
      <text:p text:style-name="P13"><text:tab/><text:tab/>}</text:p>
      <text:p text:style-name="P13"><text:tab/><text:tab/></text:p>
      <text:p text:style-name="P13"><text:tab/><text:tab/>case PIPE: {</text:p>
      <text:p text:style-name="P13"><text:tab/><text:tab/><text:tab/>// pipes two commands</text:p>
      <text:p text:style-name="P13"><text:tab/><text:tab/><text:tab/>//</text:p>
      <text:p text:style-name="P13"><text:tab/><text:tab/><text:tab/>// Your code here</text:p>
      <text:p text:style-name="P13"><text:tab/><text:tab/><text:tab/>printf("Pipes are not yet implemented\n");</text:p>
      <text:p text:style-name="P13"><text:tab/><text:tab/><text:tab/></text:p>
      <text:p text:style-name="P13"><text:tab/><text:tab/><text:tab/>// free the memory allocated</text:p>
      <text:p text:style-name="P13"><text:tab/><text:tab/><text:tab/>// for the pipe tree structure</text:p>
      <text:p text:style-name="P13"><text:tab/><text:tab/><text:tab/>free_command(parsed_pipe);</text:p>
      <text:p text:style-name="P13"/>
      <text:p text:style-name="P13"><text:tab/><text:tab/><text:tab/>break;</text:p>
      <text:p text:style-name="P13"><text:tab/><text:tab/>}</text:p>
      <text:p text:style-name="P13"><text:tab/>}</text:p>
      <text:p text:style-name="P13">}</text:p>
      <text:p text:style-name="P23"><text:span text:style-name="T3">parsing.c</text:span> (solo parse_exec fue modificado)</text:p>
      <text:p text:style-name="P13"/>
      <text:p text:style-name="P13">static struct cmd* parse_exec(char* buf_cmd) {</text:p>
      <text:p text:style-name="P13"/>
      <text:p text:style-name="P13"><text:tab/>struct execcmd* c;</text:p>
      <text:p text:style-name="P13"><text:tab/>char* tok;</text:p>
      <text:p text:style-name="P13"><text:tab/>int idx = 0, argc = 0, eargc = 0;</text:p>
      <text:p text:style-name="P13"><text:tab/></text:p>
      <text:p text:style-name="P13"><text:tab/>c = (struct execcmd*)exec_cmd_create(buf_cmd);</text:p>
      <text:p text:style-name="P13"><text:tab/>c-&gt;eargc = eargc;</text:p>
      <text:p text:style-name="P13"/>
      <text:p text:style-name="P13"><text:tab/>while (buf_cmd[idx] != END_STRING) {</text:p>
      <text:p text:style-name="P13"><text:tab/></text:p>
      <text:p text:style-name="P13"><text:tab/><text:tab/>tok = get_token(buf_cmd, idx);</text:p>
      <text:p text:style-name="P13"><text:tab/><text:tab/>idx = idx + strlen(tok);</text:p>
      <text:p text:style-name="P13"><text:tab/><text:tab/></text:p>
      <text:p text:style-name="P13"><text:tab/><text:tab/>if (buf_cmd[idx] != END_STRING)</text:p>
      <text:p text:style-name="P13"><text:tab/><text:tab/><text:tab/>idx++;</text:p>
      <text:p text:style-name="P13"><text:tab/><text:tab/></text:p>
      <text:p text:style-name="P13"><text:tab/><text:tab/>tok = expand_environ_var(tok);</text:p>
      <text:p text:style-name="P13"><text:tab/><text:tab/></text:p>
      <text:p text:style-name="P13"><text:tab/><text:tab/>if (parse_redir_flow(c, tok))</text:p>
      <text:p text:style-name="P13"><text:tab/><text:tab/><text:tab/>continue;</text:p>
      <text:p text:style-name="P13"><text:tab/><text:tab/></text:p>
      <text:p text:style-name="P13"><text:tab/><text:tab/>if (parse_environ_var(c, tok))</text:p>
      <text:p text:style-name="P13"><text:tab/><text:tab/><text:tab/>continue;</text:p>
      <text:p text:style-name="P13"/>
      <text:p text:style-name="P13"><text:tab/><text:tab/>c-&gt;argv[argc++] = tok;</text:p>
      <text:p text:style-name="P13"><text:tab/>}</text:p>
      <text:p text:style-name="P13"><text:tab/></text:p>
      <text:p text:style-name="P13"><text:tab/>//printf("eargc = %s\n", c-&gt;eargc);</text:p>
      <text:p text:style-name="P13"><text:tab/>c-&gt;argv[argc] = (char*)NULL;</text:p>
      <text:p text:style-name="P13"><text:tab/>c-&gt;argc = argc;</text:p>
      <text:p text:style-name="P13"/>
      <text:p text:style-name="P13"><text:tab/>return (struct cmd*)c;</text:p>
      <text:p text:style-name="P13">}</text:p>
      <text:p text:style-name="P24">runcmd.c</text:p>
      <text:p text:style-name="P13"/>
      <text:p text:style-name="P13">#include "runcmd.h"</text:p>
      <text:p text:style-name="P13"/>
      <text:p text:style-name="P13">int status = 0;</text:p>
      <text:p text:style-name="P13">struct cmd* parsed_pipe;</text:p>
      <text:p text:style-name="P13"/>
      <text:p text:style-name="P13">// runs the command in 'cmd'</text:p>
      <text:p text:style-name="P13">int run_cmd(char* cmd) {</text:p>
      <text:p text:style-name="P13"><text:tab/></text:p>
      <text:p text:style-name="P13"><text:tab/>pid_t p;</text:p>
      <text:p text:style-name="P13"><text:tab/>struct cmd *parsed;</text:p>
      <text:p text:style-name="P13"/>
      <text:p text:style-name="P13"><text:tab/>// if the "enter" key is pressed</text:p>
      <text:p text:style-name="P13"><text:tab/>// just print the promt again</text:p>
      <text:p text:style-name="P13"><text:tab/>if (cmd[0] == END_STRING)</text:p>
      <text:p text:style-name="P13"><text:tab/><text:tab/>return 0;</text:p>
      <text:p text:style-name="P13"/>
      <text:p text:style-name="P13"><text:tab/>// cd built-in call</text:p>
      <text:p text:style-name="P13"><text:tab/>if (cd(cmd))</text:p>
      <text:p text:style-name="P13"><text:tab/><text:tab/>return 0;</text:p>
      <text:p text:style-name="P13"/>
      <text:p text:style-name="P13"><text:tab/>// exit built-in call</text:p>
      <text:p text:style-name="P13"><text:tab/>if (exit_shell(cmd))</text:p>
      <text:p text:style-name="P13"><text:tab/><text:tab/>return EXIT_SHELL;</text:p>
      <text:p text:style-name="P13"/>
      <text:p text:style-name="P13"><text:tab/>// pwd buil-in call</text:p>
      <text:p text:style-name="P13"><text:tab/>if (pwd(cmd))</text:p>
      <text:p text:style-name="P13"><text:tab/><text:tab/>return 0;</text:p>
      <text:p text:style-name="P13"/>
      <text:p text:style-name="P13"><text:tab/>// parses the command line</text:p>
      <text:p text:style-name="P13"><text:tab/>parsed = parse_line(cmd);</text:p>
      <text:p text:style-name="P13"><text:tab/></text:p>
      <text:p text:style-name="P13"><text:tab/>// forks and run the command</text:p>
      <text:p text:style-name="P13"><text:tab/>if ((p = fork()) == 0) {</text:p>
      <text:p text:style-name="P13"><text:tab/><text:tab/></text:p>
      <text:p text:style-name="P13"><text:tab/><text:tab/>// keep a reference</text:p>
      <text:p text:style-name="P13"><text:tab/><text:tab/>// to the parsed pipe cmd</text:p>
      <text:p text:style-name="P13"><text:tab/><text:tab/>// so it can be freed later</text:p>
      <text:p text:style-name="P13"><text:tab/><text:tab/>if (parsed-&gt;type == PIPE)</text:p>
      <text:p text:style-name="P13"><text:tab/><text:tab/><text:tab/>parsed_pipe = parsed;</text:p>
      <text:p text:style-name="P13"/>
      <text:p text:style-name="P13"><text:tab/><text:tab/>exec_cmd(parsed);</text:p>
      <text:p text:style-name="P13"><text:tab/>}</text:p>
      <text:p text:style-name="P13"/>
      <text:p text:style-name="P13"><text:tab/>// store the pid of the process</text:p>
      <text:p text:style-name="P13"><text:tab/>parsed-&gt;pid = p;</text:p>
      <text:p text:style-name="P13"/>
      <text:p text:style-name="P13"><text:tab/>// background process special treatment</text:p>
      <text:p text:style-name="P13"><text:tab/>// Hint:</text:p>
      <text:p text:style-name="P13"><text:tab/>// - check if the process is </text:p>
      <text:p text:style-name="P13"><text:tab/>// <text:tab/>going to be run in the 'back'</text:p>
      <text:p text:style-name="P13"><text:tab/>// - print info about it with </text:p>
      <text:p text:style-name="P13"><text:tab/>// <text:tab/>'print_back_info()'</text:p>
      <text:p text:style-name="P13"><text:tab/>//</text:p>
      <text:p text:style-name="P13"><text:soft-page-break/><text:tab/>if(parsed-&gt;type == BACK)</text:p>
      <text:p text:style-name="P13"><text:tab/><text:tab/>print_back_info(parsed);</text:p>
      <text:p text:style-name="P13"><text:tab/>else{</text:p>
      <text:p text:style-name="P13"><text:tab/><text:tab/>waitpid(p, &amp;status, 0); // waits for the process to finish</text:p>
      <text:p text:style-name="P13"><text:tab/>}</text:p>
      <text:p text:style-name="P13"><text:tab/></text:p>
      <text:p text:style-name="P13"><text:tab/>print_status_info(parsed);</text:p>
      <text:p text:style-name="P13"><text:tab/></text:p>
      <text:p text:style-name="P13"><text:tab/>free_command(parsed);</text:p>
      <text:p text:style-name="P13"/>
      <text:p text:style-name="P13"><text:tab/>return 0;</text:p>
      <text:p text:style-name="P13">}</text:p>
      <text:p text:style-name="P13"/>
      <text:p text:style-name="P13"/>
      <text:p text:style-name="P13"/>
      <text:p text:style-name="P13"/>
      <text:p text:style-name="P13"/>
      <text:p text:style-name="P13"/>
      <text:p text:style-name="P13"/>
      <text:p text:style-name="P14">–-- PREGUNTAS ---</text:p>
      <text:p text:style-name="P13"/>
      <text:p text:style-name="P13"/>
      <text:p text:style-name="P13"/>
      <text:p text:style-name="P16"><text:span text:style-name="T4">1. </text:span><text:span text:style-name="T6">¿entre </text:span><text:span text:style-name="Source_20_Text"><text:span text:style-name="T6">cd</text:span></text:span><text:span text:style-name="T6"> y </text:span><text:span text:style-name="Source_20_Text"><text:span text:style-name="T6">pwd</text:span></text:span><text:span text:style-name="T6">, alguno de los dos se podría implementar sin necesidad de ser </text:span><text:span text:style-name="Emphasis"><text:span text:style-name="T6">built-in</text:span></text:span><text:span text:style-name="T6">? ¿por qué? ¿cuál es el motivo, entonces, de hacerlo como </text:span><text:span text:style-name="Emphasis"><text:span text:style-name="T6">built-in</text:span></text:span><text:span text:style-name="T6">? (para esta última pregunta pensar en los </text:span><text:span text:style-name="Emphasis"><text:span text:style-name="T6">built-in</text:span></text:span><text:span text:style-name="T6"> como </text:span><text:span text:style-name="Source_20_Text"><text:span text:style-name="T6">true</text:span></text:span><text:span text:style-name="T6"> y </text:span><text:span text:style-name="Source_20_Text"><text:span text:style-name="T6">false</text:span></text:span><text:span text:style-name="T6">)</text:span></text:p>
      <text:p text:style-name="P16"><text:span text:style-name="T6"/></text:p>
      <text:p text:style-name="P19"><text:span text:style-name="T5">Creo que cd, se podría implementar sin la necesidad de ser built-in con el comando chdir. Por lo que pude investigar, antes cd no era un comando built-in y cuando se creó fork, dejo de funcionar como programa por lo que tuvieron que implementarlo como un comando built-in. </text:span></text:p>
      <text:p text:style-name="P19"><text:span text:style-name="T5"/></text:p>
      <text:p text:style-name="P17"><text:span text:style-name="T7">2. luego de llamar a </text:span><text:span text:style-name="Source_20_Text"><text:span text:style-name="T7">fork(2)</text:span></text:span><text:span text:style-name="T7"> realizar, por cada una de las variables de entorno a agregar, una llamada a </text:span><text:span text:style-name="Source_20_Text"><text:span text:style-name="T7">setenv(3)</text:span></text:span></text:p>
      <text:p text:style-name="P17"><text:span text:style-name="T6">¿por qué es necesario hacerlo luego de la llamada a </text:span><text:span text:style-name="Source_20_Text"><text:span text:style-name="T6">fork(2)</text:span></text:span><text:span text:style-name="T6"> ?</text:span></text:p>
      <text:p text:style-name="P16"><text:span text:style-name="T6"/></text:p>
      <text:p text:style-name="P20"><text:span text:style-name="T5">Es necesario realizar esta llamada luego del fork para que las variables de entorno agregadas queden “vivas” solo mientras este vivo el proceso hijo. </text:span></text:p>
      <text:p text:style-name="P18"><text:span text:style-name="T5"/></text:p>
      <text:p text:style-name="P21"><text:span text:style-name="T9">3.</text:span><text:span text:style-name="T8">Detallar cúal es el mecanismo utilizado. </text:span><text:span text:style-name="T9">(Del proceso en segundo plano)</text:span></text:p>
      <text:p text:style-name="P21"><text:span text:style-name="T9"/></text:p>
      <text:p text:style-name="P22"><text:span text:style-name="T8">Primero para poder ejecutar un proceso en segundo plano fue necesario hacer un “if” luego del fork. Esto es para que luego de crear el proceso hijo, el padre no esperara hasta que este termine para tener control del shell. </text:span></text:p>
      <text:p text:style-name="P22"><text:span text:style-name="T8">Luego en el script ‘exec.c’ se llama recursivamente a la funcion exec_cmd cuando el comando es del tipo BACK.</text:span></text:p>
      <text:p text:style-name="P22"><text:span text:style-name="T8"><text:s/></text:span></text:p>
      <text:p text:style-name="P22"><text:span text:style-name="T8">(Eso es porque el struct del back es igual al generico con el agregado de tener tambien referencia a lo que seria el comando en sí sin el ‘&amp;’ que indica el background proc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51:08.199450055</meta:creation-date>
    <dc:date>2018-04-27T00:12:28.470887702</dc:date>
    <meta:editing-duration>PT16M28S</meta:editing-duration>
    <meta:editing-cycles>4</meta:editing-cycles>
    <meta:generator>LibreOffice/5.1.6.2$Linux_X86_64 LibreOffice_project/10m0$Build-2</meta:generator>
    <meta:document-statistic meta:table-count="0" meta:image-count="0" meta:object-count="0" meta:page-count="9" meta:paragraph-count="263" meta:word-count="1007" meta:character-count="6383" meta:non-whitespace-character-count="5199"/>
  </office:meta>
</office:document-meta>
</file>